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2.4783in"/>
    </style:style>
    <style:style style:name="co19" style:family="table-column">
      <style:table-column-properties fo:break-before="auto" style:column-width="1.7866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transparent_5f_crypto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57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58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59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61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value-type" style:repeat-content="false"/>
      <style:paragraph-properties fo:margin-left="0in"/>
    </style:style>
    <style:style style:name="ce11" style:family="table-cell" style:parent-style-name="transparent_5f_crypto">
      <style:table-cell-properties fo:background-color="transparent"/>
    </style:style>
    <style:style style:name="ce22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23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transparent_5f_default">
      <style:table-cell-properties fo:background-color="transparent"/>
    </style:style>
    <style:style style:name="ce25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ffff"/>
    </style:style>
    <style:style style:name="ce28" style:family="table-cell" style:parent-style-name="header_5f_default">
      <style:table-cell-properties fo:background-color="#ffffa6"/>
    </style:style>
    <style:style style:name="ce29" style:family="table-cell" style:parent-style-name="header_5f_default">
      <style:table-cell-properties fo:background-color="transparent"/>
    </style:style>
    <style:style style:name="ce30" style:family="table-cell" style:parent-style-name="header_5f_default">
      <style:text-properties fo:font-weight="bold" style:font-weight-asian="bold" style:font-weight-complex="bold"/>
    </style:style>
    <style:style style:name="ce31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fo:font-size="16pt" style:font-size-asian="16pt" style:font-size-complex="16pt"/>
    </style:style>
    <style:style style:name="ce43" style:family="table-cell" style:parent-style-name="header_5f_default">
      <style:table-cell-properties style:text-align-source="value-type" style:repeat-content="false"/>
      <style:paragraph-properties fo:margin-left="0in"/>
    </style:style>
    <style:style style:name="ce4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45" style:family="table-cell" style:parent-style-name="Default">
      <style:table-cell-properties fo:background-color="#ffffff" style:text-align-source="value-type" style:repeat-content="false" style:vertical-align="middle"/>
      <style:paragraph-properties fo:margin-left="0in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header_5f_default">
      <style:table-cell-properties fo:background-color="#ffffa6" style:text-align-source="value-type" style:repeat-content="false"/>
      <style:paragraph-properties fo:margin-left="0in"/>
    </style:style>
    <style:style style:name="ce47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a6" style:text-align-source="value-type" style:repeat-content="false"/>
      <style:paragraph-properties fo:margin-left="0in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8" table:default-cell-style-name="ce29"/>
        <table:table-column table:style-name="co19" table:default-cell-style-name="ce32"/>
        <table:table-column table:style-name="co20" table:default-cell-style-name="Default"/>
        <table:table-row table:style-name="ro1">
          <table:table-cell table:style-name="ce22" office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23" office:value-type="string">
            <text:p>Fill in Asset Prices in the Input Tab for calculation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>
            <text:p>This report leverages the details of your transactions to give you a snapshot of the value of your unsold holdings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" office:value-type="string">
            <text:p>This file contains two versions of the same report. One version is grouped by Asset, the other by Asset and Exchange (or wallet)</text:p>
          </table:table-cell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5" office:value-type="string">
            <text:p/>
          </table:table-cell>
          <table:table-cell table:style-name="ce33"/>
          <table:table-cell table:style-name="ce54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6" office:value-type="string">
            <text:p/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Asset</text:p>
          </table:table-cell>
          <table:table-cell table:style-name="transparent_5f_default" office:value-type="string">
            <text:p>Crypto / asset symbol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Holder</text:p>
          </table:table-cell>
          <table:table-cell table:style-name="transparent_5f_default" office:value-type="string">
            <text:p>Asset holder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Exchange</text:p>
          </table:table-cell>
          <table:table-cell table:style-name="transparent_5f_default" office:value-type="string">
            <text:p>Exchange or wallet where balance is held (Asset - Exchange tab only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rypto Balance</text:p>
          </table:table-cell>
          <table:table-cell table:style-name="Default" office:value-type="string">
            <text:p>Amount of given asset hel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JPY Per Unit Cost Basis</text:p>
          </table:table-cell>
          <table:table-cell table:style-name="Default" office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>
            <text:p>JPY Unrealized Cost Basis</text:p>
          </table:table-cell>
          <table:table-cell table:style-name="Default" office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>
            <text:p>Cost Basis Weight %</text:p>
          </table:table-cell>
          <table:table-cell table:style-name="Default" office:value-type="string">
            <text:p>Size of investment relative to other assets for cost basis (JPY Unrealized Cost Basis divided by the sum of all assets' JPY Unrealized Cost Basi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Per Unit Input Price</text:p>
          </table:table-cell>
          <table:table-cell table:style-name="Default" office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</text:p>
          </table:table-cell>
          <table:table-cell table:style-name="Default" office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</text:p>
          </table:table-cell>
          <table:table-cell table:style-name="ce24" office:value-type="string">
            <text:p>Unrealized Value -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Gain / Loss %</text:p>
          </table:table-cell>
          <table:table-cell office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Unrealized G/L of Total Cost Basis %</text:p>
          </table:table-cell>
          <table:table-cell office:value-type="string">
            <text:p>Indicates the percent of which this asset's unrealized gain/loss contributed to the whole portfolio's Unrealized Gain / Loss %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8" office:value-type="string">
            <text:p>JPY Unrealized Value Weight %</text:p>
          </table:table-cell>
          <table:table-cell office:value-type="string">
            <text:p>Size of investment relative to the portfolio's unrealized value (Unrealized Value divided by sum of all assets'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" office:value-type="string">
            <text:p>Gray</text:p>
          </table:table-cell>
          <table:table-cell office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" office:value-type="string">
            <text:p>Yellow</text:p>
          </table:table-cell>
          <table:table-cell table:style-name="ce34" office:value-type="string">
            <text:p>Information calculated based on values entered in the Input tab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36"/>
          <table:table-cell table:style-name="ce36"/>
          <table:table-cell table:style-name="ce36"/>
          <table:table-cell table:style-name="ce55"/>
          <table:table-cell table:style-name="ce55"/>
          <table:table-cell table:style-name="ce32"/>
          <table:table-cell/>
        </table:table-row>
        <table:table-row table:style-name="ro2">
          <table:table-cell/>
          <table:table-cell table:style-name="ce24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43"/>
        <table:table-column table:style-name="co13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7.5" office:value-type="float" table:style-name="transparent_crypto"/>
          <table:table-cell office:value="10.1" office:value-type="float" table:style-name="transparent_fiat"/>
          <table:table-cell office:value="75.75" office:value-type="float" table:style-name="transparent_fiat"/>
          <table:table-cell office:value="0.000810467712089771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7)" table:style-name="transparent_percent"/>
          <table:table-cell table:formula="=H4/SUM(H$4:H$7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6.08" office:value-type="float" table:style-name="transparent_crypto"/>
          <table:table-cell office:value="14905.431309904154" office:value-type="float" table:style-name="transparent_fiat"/>
          <table:table-cell office:value="90625.02236421725" office:value-type="float" table:style-name="transparent_fiat"/>
          <table:table-cell office:value="0.969619201763848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7)" table:style-name="transparent_percent"/>
          <table:table-cell table:formula="=H5/SUM(H$4:H$7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="0.18" office:value-type="float" table:style-name="transparent_crypto"/>
          <table:table-cell office:value="14905.431309904154" office:value-type="float" table:style-name="transparent_fiat"/>
          <table:table-cell office:value="2682.9776357827477" office:value-type="float" table:style-name="transparent_fiat"/>
          <table:table-cell office:value="0.0287058316311665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7)" table:style-name="transparent_percent"/>
          <table:table-cell table:formula="=H6/SUM(H$4:H$7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8.0" office:value-type="float" table:style-name="transparent_crypto"/>
          <table:table-cell office:value="10.1" office:value-type="float" table:style-name="transparent_fiat"/>
          <table:table-cell office:value="80.8" office:value-type="float" table:style-name="transparent_fiat"/>
          <table:table-cell office:value="0.0008644988928957557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7)" table:style-name="transparent_percent"/>
          <table:table-cell table:formula="=H7/SUM(H$4:H$7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Bob&quot;;E$4:E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Bob&quot;;H$4:H$7)" table:style-name="bold_border_fiat"/>
          <table:table-cell table:formula="=SUMIF(B$4:B$7;&quot;Bob&quot;;I$4:I$7)" table:style-name="bold_border_fiat"/>
          <table:table-cell table:formula="=(H8-E8)/E8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Alice&quot;;E$4:E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7;&quot;Alice&quot;;H$4:H$7)" table:style-name="bold_border_fiat"/>
          <table:table-cell table:formula="=SUMIF(B$4:B$7;&quot;Alice&quot;;I$4:I$7)" table:style-name="bold_border_fiat"/>
          <table:table-cell table:formula="=(H9-E9)/E9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7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7)" table:style-name="bold_border_fiat"/>
          <table:table-cell table:formula="=SUM(I$4:I$7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43"/>
        <table:table-column table:style-name="co13" table:default-cell-style-name="ce43"/>
        <table:table-column table:style-name="co17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3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4" table:default-cell-style-name="ce46"/>
        <table:table-column table:style-name="co15" table:default-cell-style-name="ce44"/>
        <table:table-column table:style-name="co16" table:default-cell-style-name="ce47"/>
        <table:table-column table:style-name="co9" table:default-cell-style-name="ce49"/>
        <table:table-row table:style-name="ro1">
          <table:table-cell table:style-name="ce42" office:value-type="string">
            <text:p>Open Positions by Asset and Exchange</text:p>
          </table:table-cell>
          <table:table-cell table:style-name="ce42"/>
          <table:table-cell table:style-name="ce44"/>
          <table:table-cell table:style-name="ce44"/>
          <table:table-cell table:style-name="ce44"/>
          <table:table-cell table:style-name="ce50"/>
          <table:table-cell table:style-name="ce44"/>
          <table:table-cell table:style-name="ce45" office:value-type="string">
            <text:p>ENTER PRICES ON INPUT TAB</text:p>
          </table:table-cell>
          <table:table-cell table:style-name="ce44"/>
          <table:table-cell table:style-name="ce44"/>
          <table:table-cell table:style-name="ce44"/>
          <table:table-cell/>
          <table:table-cell table:style-name="ce44"/>
          <table:table-cell table:style-name="Default"/>
        </table:table-row>
        <table:table-row table:style-name="ro2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ypto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Cost Basis</text:p>
          </table:table-cell>
          <table:table-cell office:value-type="string">
            <text:p>JPY Per Unit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office:value-type="string">
            <text:p>JPY Unrealized</text:p>
          </table:table-cell>
          <table:table-cell table:style-name="ce47" office:value-type="string">
            <text:p>Unrealized G/L of</text:p>
          </table:table-cell>
          <table:table-cell office:value-type="string">
            <text:p>JPY Unrealiz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Holder</text:p>
          </table:table-cell>
          <table:table-cell office:value-type="string">
            <text:p>Exchange</text:p>
          </table:table-cell>
          <table:table-cell office:value-type="string">
            <text:p>Balance</text:p>
          </table:table-cell>
          <table:table-cell office:value-type="string">
            <text:p>Cost Basis</text:p>
          </table:table-cell>
          <table:table-cell office:value-type="string">
            <text:p>Cost Basis</text:p>
          </table:table-cell>
          <table:table-cell office:value-type="string">
            <text:p>Weight %</text:p>
          </table:table-cell>
          <table:table-cell office:value-type="string">
            <text:p>Input Price</text:p>
          </table:table-cell>
          <table:table-cell office:value-type="string">
            <text:p>Value</text:p>
          </table:table-cell>
          <table:table-cell office:value-type="string">
            <text:p>Gain / Loss</text:p>
          </table:table-cell>
          <table:table-cell office:value-type="string">
            <text:p>Gain / Loss %</text:p>
          </table:table-cell>
          <table:table-cell table:style-name="ce48" office:value-type="string">
            <text:p>Total Cost Basis %</text:p>
          </table:table-cell>
          <table:table-cell office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7.5" office:value-type="float" table:style-name="transparent_crypto"/>
          <table:table-cell office:value="10.1" office:value-type="float" table:style-name="transparent_fiat"/>
          <table:table-cell office:value="75.75" office:value-type="float" table:style-name="transparent_fiat"/>
          <table:table-cell office:value="0.000810467712089771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8)" table:style-name="transparent_percent"/>
          <table:table-cell table:formula="=I4/SUM(I$4:I$8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1.09" office:value-type="float" table:style-name="transparent_crypto"/>
          <table:table-cell office:value="14905.431309904154" office:value-type="float" table:style-name="transparent_fiat"/>
          <table:table-cell office:value="16246.920127795527" office:value-type="float" table:style-name="transparent_fiat"/>
          <table:table-cell office:value="0.173829758210953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8)" table:style-name="transparent_percent"/>
          <table:table-cell table:formula="=I5/SUM(I$4:I$8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4.99" office:value-type="float" table:style-name="transparent_crypto"/>
          <table:table-cell office:value="14905.431309904154" office:value-type="float" table:style-name="transparent_fiat"/>
          <table:table-cell office:value="74378.10223642172" office:value-type="float" table:style-name="transparent_fiat"/>
          <table:table-cell office:value="0.7957894435528949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8)" table:style-name="transparent_percent"/>
          <table:table-cell table:formula="=I6/SUM(I$4:I$8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18" office:value-type="float" table:style-name="transparent_crypto"/>
          <table:table-cell office:value="14905.431309904154" office:value-type="float" table:style-name="transparent_fiat"/>
          <table:table-cell office:value="2682.9776357827477" office:value-type="float" table:style-name="transparent_fiat"/>
          <table:table-cell office:value="0.0287058316311665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8)" table:style-name="transparent_percent"/>
          <table:table-cell table:formula="=I7/SUM(I$4:I$8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8.0" office:value-type="float" table:style-name="transparent_crypto"/>
          <table:table-cell office:value="10.1" office:value-type="float" table:style-name="transparent_fiat"/>
          <table:table-cell office:value="80.8" office:value-type="float" table:style-name="transparent_fiat"/>
          <table:table-cell office:value="0.0008644988928957557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8)" table:style-name="transparent_percent"/>
          <table:table-cell table:formula="=I8/SUM(I$4:I$8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8;&quot;Bob&quot;;F$4:F$8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8;&quot;Bob&quot;;I$4:I$8)" table:style-name="bold_border_fiat"/>
          <table:table-cell table:formula="=SUMIF(B$4:B$8;&quot;Bob&quot;;J$4:J$8)" table:style-name="bold_border_fiat"/>
          <table:table-cell table:formula="=(I9-F9)/F9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8;&quot;Alice&quot;;F$4:F$8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8;&quot;Alice&quot;;I$4:I$8)" table:style-name="bold_border_fiat"/>
          <table:table-cell table:formula="=SUMIF(B$4:B$8;&quot;Alice&quot;;J$4:J$8)" table:style-name="bold_border_fiat"/>
          <table:table-cell table:formula="=(I10-F10)/F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8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8)" table:style-name="bold_border_fiat"/>
          <table:table-cell table:formula="=SUM(J$4:J$8)" table:style-name="bold_border_fiat"/>
          <table:table-cell table:formula="=(I11-F11)/F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43"/>
        <table:table-column table:style-name="co17" table:default-cell-style-name="ce43"/>
        <table:table-column table:style-name="co9" table:default-cell-style-name="Default"/>
        <table:table-row table:style-name="ro1">
          <table:table-cell table:style-name="ce42" office:value-type="string">
            <text:p>Asset Price Lookup Table</text:p>
          </table:table-cell>
          <table:table-cell table:style-name="ce44"/>
          <table:table-cell/>
        </table:table-row>
        <table:table-row table:style-name="ro2">
          <table:table-cell office:value-type="string">
            <text:p>Crypto</text:p>
          </table:table-cell>
          <table:table-cell office:value-type="string">
            <text:p/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percentage-style style:name="N124P0" style:volatile="true">
      <number:number number:decimal-places="3" number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number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number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number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number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3-01-19T09:14:15.836838</dc:date>
    <meta:editing-duration>P1DT18H30M14S</meta:editing-duration>
    <meta:editing-cycles>172</meta:editing-cycles>
    <meta:generator>http://pypi.python.org/pypi/ezodf/0.1.0$Python3.10.6 (main, Nov 14 2022, 16:10:14) [GCC 11.3.0]</meta:generator>
    <meta:document-statistic meta:table-count="5" meta:cell-count="100" meta:object-count="0"/>
  </office:meta>
</office:document-meta>
</file>